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arial" svg:font-family="arial, sans-serif"/>
    <style:font-face style:name="Times-Roman" svg:font-family="Times-Roman" style:font-family-generic="roman"/>
    <style:font-face style:name="ArialMT" svg:font-family="ArialMT" style:font-family-generic="swiss"/>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style:use-window-font-color="true" style:font-name="Arial"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2"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3" style:family="paragraph" style:parent-style-name="Standard" style:list-style-name="">
      <style:paragraph-properties style:text-autospace="none"/>
      <style:text-properties style:use-window-font-color="true" style:font-name="Arial"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4" style:family="paragraph" style:parent-style-name="Standard" style:list-style-name="">
      <style:paragraph-properties style:text-autospace="none"/>
      <style:text-properties style:use-window-font-color="true"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5"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7" style:family="paragraph" style:parent-style-name="Standard" style:list-style-name="">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
      <style:paragraph-properties style:text-autospace="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justify" style:justify-single-word="false" fo:orphans="2" fo:widows="2"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2pt" fo:letter-spacing="normal"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4" style:family="paragraph" style:parent-style-name="Standard" style:list-style-name="">
      <style:paragraph-properties fo:margin-left="4.609cm" fo:margin-right="0cm"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
      <style:paragraph-properties fo:margin-left="4.609cm" fo:margin-right="0cm" fo:text-indent="0cm" style:auto-text-indent="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6" style:family="paragraph" style:parent-style-name="Standard" style:list-style-name="">
      <style:paragraph-properties fo:margin-left="4.586cm" fo:margin-right="0cm" fo:text-indent="0cm" style:auto-text-indent="false" style:text-autospace="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
      <style:paragraph-properties fo:margin-left="4.586cm" fo:margin-right="0cm" fo:text-indent="0cm" style:auto-text-indent="false" style:text-autospace="none"/>
      <style:text-properties style:use-window-font-color="true"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 style:family="text">
      <style:text-properties fo:font-variant="normal" fo:text-transform="none" fo:color="#222222" fo:letter-spacing="normal"/>
    </style:style>
    <style:style style:name="T2" style:family="text">
      <style:text-properties style:font-name-asian="ArialMT" style:font-name-complex="ArialMT"/>
    </style:style>
    <style:style style:name="T3" style:family="text">
      <style:text-properties style:use-window-font-color="true" style:font-name-asian="ArialMT" style:font-name-complex="ArialMT"/>
    </style:style>
    <style:style style:name="T4" style:family="text">
      <style:text-properties style:use-window-font-color="true" style:font-name-asian="Times-Roman" style:font-name-complex="Times-Roman"/>
    </style:style>
    <style:style style:name="T5" style:family="text">
      <style:text-properties style:use-window-font-color="true" style:font-name-asian="Helvetica" style:font-name-complex="Helvetica"/>
    </style:style>
    <style:style style:name="T6" style:family="text">
      <style:text-properties style:use-window-font-color="true" style:font-name-asian="Verdana" style:font-name-complex="Verdana"/>
    </style:style>
    <style:style style:name="T7" style:family="text">
      <style:text-properties fo:color="#1a1a1a" style:font-name-asian="Verdana" style:font-name-complex="Verdan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LARA PAROLINI</text:span></text:p>
      <text:p text:style-name="P10"><text:span text:style-name="T1"/></text:p>
      <text:p text:style-name="P10"><text:span text:style-name="T1">Née en 1994, Clara Parolini découvre la guitare classique à l'âge de 13 ans au CRD de Bourges auprès de Javier Santaella. Sa passion se nourrit à l'aide de diverses rencontres : elle obtient son Diplôme d'Études Musicales à 19 ans dans la classe de Rémi Jousselme au CRR de Tours, puis poursuit ses études auprès de Judicaël Perroy au Pôle Supérieur 93. En parallèle, elle travaille lors de masterclasses et stages avec Pablo Marquez, Lorenzo Micheli, Marcin Dylla, Gérard Abiton, Jérémy Jouve... Les prix qu'elle reçoit aux concours de Fontenay-sous-Bois et Drôme de Guitares lui permettent de se produire en solo à différents festivals de guitare en France. Elle participe au concert des Guitares à suivre du Festival International de Guitare de Paris en 2015.</text:span><text:line-break/><text:span text:style-name="T1">Sensible à la diversité offerte par le répertoire de la guitare, elle a une affection particulière pour la musique contemporaine et reçoit en 2015 le prix spécial pour la meilleure interprétation d’une œuvre contemporaine au concours Forum Gitarre à Vienne.</text:span></text:p>
      <text:p text:style-name="P10"><text:span text:style-name="T1"/></text:p>
      <text:p text:style-name="P10"><text:span text:style-name="T1"/></text:p>
      <text:p text:style-name="P10"><text:span text:style-name="T1">PROGRAMME</text:span></text:p>
      <text:p text:style-name="P10"><text:span text:style-name="T1"/></text:p>
      <text:p text:style-name="P11">Nuccio d'Angelo - Due Canzoni Lidie</text:p>
      <text:p text:style-name="P12">Luys de Narvaez - Fantasia del primer tono, Cancion del Emperador, Je veulx laysser Mélancolie</text:p>
      <text:p text:style-name="P12">Mario Castelnuevo-Tedesco - Caprice de Goya n°12 "No hubo remedio"</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UO OGURA‑OURKOUZOUNOV</text:p>
      <text:p text:style-name="P5"/>
      <text:p text:style-name="P7"><text:span text:style-name="T2">Au travers de leurs compositions,arrangements,et improvisations Mie et Atanas redéfinissent le concept classique du duo flûte et guitare.Tous deux issue du CNSM de Paris , c'est la passion commune de la musique traditionnelle bulgare qui les a réunis initialement. Leur enregistrement (6 CD's) illustrent <text:s/>la progression vers un nouveau répertoire plus personnel , s'écartant des chemins classique avec la virtuosité et le délicatesse qui les caractérisent. Parmi les compositeurs qu'on retrouve souvent dans leur programme - Gyorgy Ligeti , Bela Bartok, Claude Debussy , George Gershwin , Keith Jarrett , Chick Corea, Toru Takemitsu... Ils se produisent régulièrement en Europe , aux Etas-Unis , au Canada , Chine et Japon.</text:span></text:p>
      <text:p text:style-name="P10"><text:span text:style-name="T1"/></text:p>
      <text:p text:style-name="P10"><text:span text:style-name="T1"/></text:p>
      <text:p text:style-name="P10"><text:span text:style-name="T1"/></text:p>
      <text:p text:style-name="P10">PROGRAMME</text:p>
      <text:p text:style-name="P2"/>
      <text:p text:style-name="P8"><text:span text:style-name="T5">Bela Bartok <text:s/></text:span><text:span text:style-name="T3">- Roumanian Folk Dances</text:span></text:p>
      <text:p text:style-name="P2"><text:s text:c="29"/></text:p>
      <text:p text:style-name="P9"><text:span text:style-name="T5">Atanas Ourkouzounov </text:span><text:span text:style-name="T3">- Formes aléatoires</text:span></text:p>
      <text:p text:style-name="P14"><text:span text:style-name="T3">I. Moderato</text:span></text:p>
      <text:p text:style-name="P15">II. Esitando, Poco pesante, Più mosso</text:p>
      <text:p text:style-name="P15">III. Presto</text:p>
      <text:p text:style-name="P15">IV. Parlando, poco rubato, Piu mosso</text:p>
      <text:p text:style-name="P14"><text:span text:style-name="T3">V. Allegro fluido</text:span><text:span text:style-name="T7"><text:tab/><text:tab/><text:tab/></text:span></text:p>
      <text:p text:style-name="P1"/>
      <text:p text:style-name="P8"><text:span text:style-name="T5">Anonyme </text:span><text:span text:style-name="T3">- Cartes Postales</text:span><text:span text:style-name="T4"> (arr. Ogura &amp; </text:span><text:span text:style-name="T5">Ourkouzounov</text:span><text:span text:style-name="T4">)</text:span></text:p>
      <text:p text:style-name="P16"><text:span text:style-name="T6">I. Brasil (Samba)</text:span></text:p>
      <text:p text:style-name="P17">II. Japan (Jongara)</text:p>
      <text:p text:style-name="P17">III. Bulgaria (Macedonian Song)</text:p>
      <text:p text:style-name="P17">IV. Mali (Africain Rondo)</text:p>
      <text:p text:style-name="P9"><text:span text:style-name="T4"/></text:p>
      <text:p text:style-name="P9"><text:span text:style-name="T4">Claude Debussy - </text:span><text:span text:style-name="T3">La plus que lente </text:span><text:span text:style-name="T4">(arr. Ogura &amp; </text:span><text:span text:style-name="T5">Ourkouzounov</text:span><text:span text:style-name="T4">)</text:span></text:p>
      <text:p text:style-name="P4"/>
      <text:p text:style-name="P8"><text:span text:style-name="T5">Bela Bartok <text:s/></text:span><text:span text:style-name="T3">- Six dances in Bulgarian Rhythm</text:span><text:span text:style-name="T4"> (arr. </text:span><text:span text:style-name="T5">Ourkouzounov</text:span><text:span text:style-name="T4">)</text:span></text:p>
      <text:p text:style-name="P3"/>
      <text:p text:style-name="P8"><text:span text:style-name="T5">Lennon - McCartney / Chick Corea </text:span><text:span text:style-name="T3">- Eleanor Rigby</text:span><text:span text:style-name="T4"> (arr. Ogura &amp; </text:span><text:span text:style-name="T5">Ourkouzounov</text:span><text:span text:style-name="T4">)</text:span></text:p>
      <text:p text:style-name="P2"/>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arial" svg:font-family="arial, sans-serif"/>
    <style:font-face style:name="Times-Roman" svg:font-family="Times-Roman" style:font-family-generic="roman"/>
    <style:font-face style:name="ArialMT" svg:font-family="ArialMT" style:font-family-generic="swiss"/>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2:00:36</meta:creation-date>
    <dc:date>2017-04-11T12:28:17</dc:date>
    <meta:editing-duration>PT27M44S</meta:editing-duration>
    <meta:editing-cycles>9</meta:editing-cycles>
    <meta:generator>OpenOffice.org/3.4.1$Unix OpenOffice.org_project/341m1$Build-9593</meta:generator>
    <meta:document-statistic meta:table-count="0" meta:image-count="0" meta:object-count="0" meta:page-count="2" meta:paragraph-count="25" meta:word-count="399" meta:character-count="2560"/>
  </office:meta>
</office:document-meta>
</file>